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f5ba9" officeooo:paragraph-rsid="000f5ba9"/>
    </style:style>
    <style:style style:name="P2" style:family="paragraph" style:parent-style-name="Text_20_body">
      <style:paragraph-properties fo:text-align="justify" style:justify-single-word="false"/>
      <style:text-properties officeooo:paragraph-rsid="00119e11"/>
    </style:style>
    <style:style style:name="P3" style:family="paragraph" style:parent-style-name="Text_20_body">
      <style:paragraph-properties fo:text-align="center" style:justify-single-word="false"/>
      <style:text-properties style:font-name="Lucida Sans" fo:font-size="14pt" fo:font-weight="bold" officeooo:rsid="000f5ba9" officeooo:paragraph-rsid="000f5ba9" style:font-weight-asian="bold" style:font-weight-complex="bold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Times New Roman" fo:font-weight="bold" officeooo:rsid="000f5ba9" officeooo:paragraph-rsid="000f5ba9" style:font-weight-asian="bold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weight="bold" officeooo:rsid="00119e11" officeooo:paragraph-rsid="00119e11" style:font-weight-asian="bold" style:font-weight-complex="bold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officeooo:paragraph-rsid="000f5ba9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officeooo:paragraph-rsid="0010fc68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weight="normal" officeooo:rsid="000f5ba9" officeooo:paragraph-rsid="000f5ba9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fo:font-weight="normal" officeooo:rsid="00119e11" officeooo:paragraph-rsid="00119e11" style:font-weight-asian="normal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weight="normal" officeooo:rsid="00119e11" officeooo:paragraph-rsid="0011efe1" style:font-weight-asian="normal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weight="normal" officeooo:rsid="0011efe1" officeooo:paragraph-rsid="0011efe1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officeooo:rsid="000f995c" officeooo:paragraph-rsid="000f995c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0119e1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5ba9" style:font-weight-asian="normal" style:font-weight-complex="normal"/>
    </style:style>
    <style:style style:name="T3" style:family="text">
      <style:text-properties fo:font-weight="normal" officeooo:rsid="00119e11" style:font-weight-asian="normal" style:font-weight-complex="normal"/>
    </style:style>
    <style:style style:name="T4" style:family="text">
      <style:text-properties style:text-underline-style="none" fo:font-weight="normal" officeooo:rsid="000f5ba9" style:font-weight-asian="normal" style:font-weight-complex="normal"/>
    </style:style>
    <style:style style:name="T5" style:family="text">
      <style:text-properties officeooo:rsid="0010fc68"/>
    </style:style>
    <style:style style:name="T6" style:family="text">
      <style:text-properties officeooo:rsid="00119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 Ejemplos de representación de datos geográficos</text:p>
      <text:p text:style-name="P3">ALONSO BUENO HERRERO</text:p>
      <text:h text:style-name="P4" text:outline-level="1">Ejemplos </text:h>
      <text:list xml:id="list1857287072" text:style-name="L1">
        <text:list-item>
          <text:p text:style-name="P5">Capa vectorial de puntos.</text:p>
          <text:list>
            <text:list-item>
              <text:p text:style-name="P7"><text:span text:style-name="T3">Vértices</text:span><text:span text:style-name="T2"> geodésicos de la provincia de Granada: son una serie de puntos estratégicamente ubicados por el IGN (Instituto Geográfico Nacional).</text:span></text:p>
            </text:list-item>
            <text:list-item>
              <text:p text:style-name="P9">Ubicación del nacimiento de los ríos de la Península Ibérica.</text:p>
            </text:list-item>
            <text:list-item>
              <text:p text:style-name="P9">Ciudades ya visitadas por un corredor de fincas de cierta empresa en una Comunidad Autónoma. <text:s/></text:p>
            </text:list-item>
          </text:list>
        </text:list-item>
        <text:list-item>
          <text:p text:style-name="P5">Capa vectorial de líneas:</text:p>
          <text:list>
            <text:list-item>
              <text:p text:style-name="P9">Red de la Alta Velocidad Española</text:p>
            </text:list-item>
            <text:list-item>
              <text:p text:style-name="P9">Recorridos posibles entre dos ciudades españolas, mostradas para que el usuario escoja la que quiera.</text:p>
            </text:list-item>
            <text:list-item>
              <text:p text:style-name="P8">Mapa de <text:span text:style-name="T5">ramales de alcantarillado </text:span>de la ciudad de Madrid, <text:span text:style-name="T5">al completo. Información controlada por el Ayuntamiento de Madrid y la empresa de aguas del Canal de Isabel II. </text:span></text:p>
            </text:list-item>
          </text:list>
        </text:list-item>
        <text:list-item>
          <text:p text:style-name="P5">Capa vectorial de polígonos.</text:p>
          <text:list>
            <text:list-item>
              <text:p text:style-name="P7"><text:span text:style-name="T4">Superficie delimitada de todas las bases militares del territorio nacional peninsular</text:span><text:span text:style-name="T2">: se mantiene la delimitación de las zonas militares del Ministerio de Defensa, posiblemente útil para establecer perímetros de seguridad, protección, etc.</text:span></text:p>
            </text:list-item>
            <text:list-item>
              <text:p text:style-name="P13"><text:span text:style-name="T2">F</text:span><text:span text:style-name="T1">ronteras de la Unión Europea y el resto del continente europeo, necesario en materia de cooperación, política internacional, defensa comunitaria, etc.</text:span></text:p>
            </text:list-item>
            <text:list-item>
              <text:p text:style-name="P11">Demarcaciones de las lindes de los terrenos agrícolas de la Axarquía malagueña.</text:p>
            </text:list-item>
          </text:list>
        </text:list-item>
        <text:list-item>
          <text:p text:style-name="P6">Capa ráster</text:p>
          <text:list>
            <text:list-item>
              <text:p text:style-name="P10">Instantánea de la vista de satélite de la Península Ibérica</text:p>
            </text:list-item>
            <text:list-item>
              <text:p text:style-name="P12">Estudio de desnivel en los bancales agrícolas de la provincia de Granada, mostrando desde diversos ángulos su orografía. </text:p>
            </text:list-item>
            <text:list-item>
              <text:p text:style-name="P14">Estudio del relieve de las fosas terrestres (Fosa de las Marianas, etc.) <text:span text:style-name="T6">para estudiar su profundidad, por ejemplo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22:05:23.252000000</meta:creation-date>
    <dc:date>2020-09-30T21:04:11.980000000</dc:date>
    <meta:editing-duration>PT47M46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9" meta:word-count="248" meta:character-count="1559" meta:non-whitespace-character-count="1341"/>
  </office:meta>
</office:document-meta>
</file>